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, 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1.421cm" fo:min-width="31.895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556cm" fo:min-width="31.895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7b59" draw:textarea-horizontal-align="justify" draw:textarea-vertical-align="middle" draw:auto-grow-height="false" fo:min-height="1.421cm" fo:min-width="31.895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7b59" draw:textarea-horizontal-align="justify" draw:textarea-vertical-align="middle" draw:auto-grow-height="false" fo:min-height="0.556cm" fo:min-width="31.895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859cm" fo:min-width="4.247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859cm" fo:min-width="4.58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859cm" fo:min-width="2.245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859cm" fo:min-width="7.285cm" fo:padding-top="0.142cm" fo:padding-bottom="0.142cm" fo:padding-left="0.267cm" fo:padding-right="0.267cm"/>
      <style:paragraph-properties style:writing-mode="lr-tb"/>
    </style:style>
    <style:style style:name="gr9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859cm" fo:min-width="2.121cm" fo:padding-top="0.142cm" fo:padding-bottom="0.142cm" fo:padding-left="0.267cm" fo:padding-right="0.267cm"/>
      <style:paragraph-properties style:writing-mode="lr-tb"/>
    </style:style>
    <style:style style:name="gr11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afd095" draw:textarea-horizontal-align="justify" draw:textarea-vertical-align="middle" draw:auto-grow-height="false" fo:min-height="1.421cm" fo:min-width="31.895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afd095" draw:textarea-horizontal-align="justify" draw:textarea-vertical-align="middle" draw:auto-grow-height="false" fo:min-height="0.556cm" fo:min-width="31.895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859cm" fo:min-width="5.215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859cm" fo:min-width="4.452cm" fo:padding-top="0.142cm" fo:padding-bottom="0.142cm" fo:padding-left="0.267cm" fo:padding-right="0.267cm"/>
      <style:paragraph-properties style:writing-mode="lr-tb"/>
    </style:style>
    <style:style style:name="gr16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859cm" fo:min-width="2.402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ffa6a6" draw:textarea-horizontal-align="justify" draw:textarea-vertical-align="middle" draw:auto-grow-height="false" fo:min-height="1.421cm" fo:min-width="31.895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000000" draw:marker-start-width="0.252cm" draw:marker-end-width="0.252cm" draw:fill-color="#ffa6a6" draw:textarea-horizontal-align="justify" draw:textarea-vertical-align="middle" draw:auto-grow-height="false" fo:min-height="0.556cm" fo:min-width="31.895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859cm" fo:min-width="4.987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859cm" fo:min-width="5.11cm" fo:padding-top="0.142cm" fo:padding-bottom="0.142cm" fo:padding-left="0.267cm" fo:padding-right="0.267cm"/>
      <style:paragraph-properties style:writing-mode="lr-tb"/>
    </style:style>
    <style:style style:name="gr2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859cm" fo:min-width="4.67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fill-color="#b4c7dc" draw:textarea-horizontal-align="justify" draw:textarea-vertical-align="middle" draw:auto-grow-height="false" fo:min-height="1.421cm" fo:min-width="31.895cm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000000" draw:marker-start-width="0.252cm" draw:marker-end-width="0.252cm" draw:fill-color="#b4c7dc" draw:textarea-horizontal-align="justify" draw:textarea-vertical-align="middle" draw:auto-grow-height="false" fo:min-height="0.556cm" fo:min-width="31.895cm" fo:padding-top="0.142cm" fo:padding-bottom="0.142cm" fo:padding-left="0.267cm" fo:padding-right="0.267cm"/>
      <style:paragraph-properties style:writing-mode="lr-tb"/>
    </style:style>
    <style:style style:name="gr24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859cm" fo:min-width="2.387cm" fo:padding-top="0.142cm" fo:padding-bottom="0.142cm" fo:padding-left="0.267cm" fo:padding-right="0.267cm"/>
      <style:paragraph-properties style:writing-mode="lr-tb"/>
    </style:style>
    <style:style style:name="gr25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859cm" fo:min-width="3.84cm" fo:padding-top="0.142cm" fo:padding-bottom="0.142cm" fo:padding-left="0.267cm" fo:padding-right="0.267cm"/>
      <style:paragraph-properties style:writing-mode="lr-tb"/>
    </style:style>
    <style:style style:name="gr26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859cm" fo:min-width="4.688cm" fo:padding-top="0.142cm" fo:padding-bottom="0.142cm" fo:padding-left="0.267cm" fo:padding-right="0.267cm"/>
      <style:paragraph-properties style:writing-mode="lr-tb"/>
    </style:style>
    <style:style style:name="gr27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859cm" fo:min-width="4.416cm" fo:padding-top="0.142cm" fo:padding-bottom="0.142cm" fo:padding-left="0.267cm" fo:padding-right="0.267cm"/>
      <style:paragraph-properties style:writing-mode="lr-tb"/>
    </style:style>
    <style:style style:name="gr28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859cm" fo:min-width="6.742cm" fo:padding-top="0.142cm" fo:padding-bottom="0.142cm" fo:padding-left="0.267cm" fo:padding-right="0.267cm"/>
      <style:paragraph-properties style:writing-mode="lr-tb"/>
    </style:style>
    <style:style style:name="gr29" style:family="graphic" style:parent-style-name="standard">
      <style:graphic-properties svg:stroke-width="0.035cm" svg:stroke-color="#000000" draw:marker-start-width="0.252cm" draw:marker-end-width="0.252cm" draw:fill-color="#ffe994" draw:textarea-horizontal-align="justify" draw:textarea-vertical-align="middle" draw:auto-grow-height="false" fo:min-height="1.421cm" fo:min-width="31.895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e994" draw:textarea-horizontal-align="justify" draw:textarea-vertical-align="middle" draw:auto-grow-height="false" fo:min-height="0.556cm" fo:min-width="31.895cm" fo:padding-top="0.142cm" fo:padding-bottom="0.142cm" fo:padding-left="0.267cm" fo:padding-right="0.267cm"/>
      <style:paragraph-properties style:writing-mode="lr-tb"/>
    </style:style>
    <style:style style:name="gr3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859cm" fo:min-width="3.773cm" fo:padding-top="0.142cm" fo:padding-bottom="0.142cm" fo:padding-left="0.267cm" fo:padding-right="0.267cm"/>
      <style:paragraph-properties style:writing-mode="lr-tb"/>
    </style:style>
    <style:style style:name="gr32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859cm" fo:min-width="2.895cm" fo:padding-top="0.142cm" fo:padding-bottom="0.142cm" fo:padding-left="0.267cm" fo:padding-right="0.267cm"/>
      <style:paragraph-properties style:writing-mode="lr-tb"/>
    </style:style>
    <style:style style:name="gr33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859cm" fo:min-width="3.602cm" fo:padding-top="0.142cm" fo:padding-bottom="0.142cm" fo:padding-left="0.267cm" fo:padding-right="0.267cm"/>
      <style:paragraph-properties style:writing-mode="lr-tb"/>
    </style:style>
    <style:style style:name="gr34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859cm" fo:min-width="3.983cm" fo:padding-top="0.142cm" fo:padding-bottom="0.142cm" fo:padding-left="0.267cm" fo:padding-right="0.267cm"/>
      <style:paragraph-properties style:writing-mode="lr-tb"/>
    </style:style>
    <style:style style:name="gr35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1.421cm" fo:min-width="31.895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ff7b59"/>
      <style:paragraph-properties fo:text-align="center"/>
    </style:style>
    <style:style style:name="P4" style:family="paragraph">
      <loext:graphic-properties draw:fill-color="#ff7b59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afd095"/>
      <style:paragraph-properties fo:text-align="center"/>
    </style:style>
    <style:style style:name="P8" style:family="paragraph">
      <loext:graphic-properties draw:fill-color="#afd095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ffa6a6"/>
      <style:paragraph-properties fo:text-align="center"/>
    </style:style>
    <style:style style:name="P10" style:family="paragraph">
      <loext:graphic-properties draw:fill-color="#ffa6a6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-color="#b4c7dc"/>
      <style:paragraph-properties fo:text-align="center"/>
    </style:style>
    <style:style style:name="P12" style:family="paragraph">
      <loext:graphic-properties draw:fill-color="#b4c7dc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-color="#ffe994"/>
      <style:paragraph-properties fo:text-align="center"/>
    </style:style>
    <style:style style:name="P14" style:family="paragraph">
      <loext:graphic-properties draw:fill-color="#ffe994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margin-left="0cm" fo:margin-right="0cm" fo:margin-top="0cm" fo:margin-bottom="0cm" fo:line-height="115%" fo:text-align="center" fo:text-indent="0cm" style:text-autospace="none"/>
      <style:text-properties style:font-name="Calibri1" fo:font-size="11pt" fo:language="ar" fo:country="SA" style:font-name-asian="Calibri1" style:font-size-asian="11pt" style:language-asian="ar" style:country-asian="SA" style:font-name-complex="Calibri1" style:font-size-complex="11pt" style:language-complex="ar" style:country-complex="SA"/>
    </style:style>
    <style:style style:name="P16" style:family="paragraph">
      <style:paragraph-properties fo:margin-left="0cm" fo:margin-right="0cm" fo:margin-top="0cm" fo:margin-bottom="0cm" fo:line-height="115%" fo:text-align="center" fo:text-indent="0cm" style:text-autospace="none"/>
      <style:text-properties style:font-name="Calibri1" fo:font-size="11pt" fo:language="ar" fo:country="SA" fo:font-weight="bold" style:font-name-asian="Calibri1" style:font-size-asian="11pt" style:language-asian="ar" style:country-asian="SA" style:font-weight-asian="bold" style:font-name-complex="Calibri1" style:font-size-complex="11pt" style:language-complex="ar" style:country-complex="SA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alibri" fo:font-size="14pt" fo:language="ar" fo:country="SA" fo:font-style="normal" fo:text-shadow="none" style:text-underline-style="none" fo:font-weight="bold" style:letter-kerning="true" style:font-name-asian="Calibri1" style:font-size-asian="14pt" style:language-asian="ar" style:country-asian="SA" style:font-style-asian="normal" style:font-weight-asian="bold" style:font-name-complex="Calibri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2.429cm" svg:height="1.705cm" svg:x="0.71cm" svg:y="20.5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32.429cm" svg:height="0.84cm" svg:x="0.71cm" svg:y="19.731cm">
            <text:p text:style-name="P1"><text:span text:style-name="T1">S</text:span><text:span text:style-name="T1">I</text:span><text:span text:style-name="T1">N</text:span><text:span text:style-name="T1">Y</text:span><text:span text:style-name="T1">A</text:span><text:span text:style-name="T1">L </text:span><text:span text:style-name="T1">D</text:span><text:span text:style-name="T1">A</text:span><text:span text:style-name="T1">N</text:span><text:span text:style-name="T1"> </text:span><text:span text:style-name="T1">S</text:span><text:span text:style-name="T1">I</text:span><text:span text:style-name="T1">S</text:span><text:span text:style-name="T1">T</text:span><text:span text:style-name="T1">E</text:span><text:span text:style-name="T1">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3" draw:layer="layout" svg:width="32.429cm" svg:height="1.705cm" svg:x="0.71cm" svg:y="17.2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32.429cm" svg:height="0.84cm" svg:x="0.71cm" svg:y="16.413cm">
            <text:p text:style-name="P1"><text:span text:style-name="T1">SISTEM </text:span><text:span text:style-name="T2">LINEAR TIME-</text:span><text:span text:style-name="T2">INVARIANT</text:span><text:span text:style-name="T1"> </text:span><text:span text:style-name="T1">(LTI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5" draw:layer="layout" svg:width="4.781cm" svg:height="1.143cm" svg:x="3.819cm" svg:y="17.529cm">
            <text:p text:style-name="P2"><text:span text:style-name="T1">Konvolusi </text:span><text:span text:style-name="T1">penjumlahan</text:span></text:p>
            <text:p text:style-name="P2"><text:span text:style-name="T1">sistem LTI </text:span><text:span text:style-name="T1">waktu diskrit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5.114cm" svg:height="1.143cm" svg:x="9.373cm" svg:y="17.529cm">
            <text:p text:style-name="P2"><text:span text:style-name="T1">Konvolusi integral </text:span><text:span text:style-name="T1">sistem</text:span></text:p>
            <text:p text:style-name="P2"><text:span text:style-name="T1">LTI waktu kontinu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2.779cm" svg:height="1.143cm" svg:x="15.264cm" svg:y="17.529cm">
            <text:p text:style-name="P2"><text:span text:style-name="T1">Karakteristik</text:span></text:p>
            <text:p text:style-name="P2"><text:span text:style-name="T1">sistem LTI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7.819cm" svg:height="1.143cm" svg:x="18.79cm" svg:y="17.529cm">
            <text:p text:style-name="P2"><text:span text:style-name="T1">Persamaan </text:span><text:span text:style-name="T1">beda &amp; </text:span><text:span text:style-name="T1">diferensial </text:span><text:span text:style-name="T1">sebagai</text:span></text:p>
            <text:p text:style-name="P2"><text:span text:style-name="T1">representasi </text:span><text:span text:style-name="T1">sistem LTI </text:span><text:span text:style-name="T1">kaus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6" draw:layer="layout" svg:x1="14.502cm" svg:y1="18.1cm" svg:x2="15.264cm" svg:y2="18.1cm">
            <text:p/>
          </draw:line>
          <draw:line draw:style-name="gr9" draw:text-style-name="P6" draw:layer="layout" svg:x1="18.043cm" svg:y1="18.1cm" svg:x2="18.805cm" svg:y2="18.1cm">
            <text:p/>
          </draw:line>
          <draw:line draw:style-name="gr9" draw:text-style-name="P6" draw:layer="layout" svg:x1="8.611cm" svg:y1="18.1cm" svg:x2="9.373cm" svg:y2="18.1cm">
            <text:p/>
          </draw:line>
          <draw:custom-shape draw:style-name="gr10" draw:text-style-name="P5" draw:layer="layout" svg:width="2.655cm" svg:height="1.143cm" svg:x="27.374cm" svg:y="17.529cm">
            <text:p text:style-name="P2"><text:span text:style-name="T1">F</text:span><text:span text:style-name="T1">u</text:span><text:span text:style-name="T1">n</text:span><text:span text:style-name="T1">g</text:span><text:span text:style-name="T1">s</text:span><text:span text:style-name="T1">i</text:span></text:p>
            <text:p text:style-name="P2"><text:span text:style-name="T1">s</text:span><text:span text:style-name="T1">i</text:span><text:span text:style-name="T1">n</text:span><text:span text:style-name="T1">g</text:span><text:span text:style-name="T1">u</text:span><text:span text:style-name="T1">l</text:span><text:span text:style-name="T1">a</text:span><text:span text:style-name="T1">r</text:span><text:span text:style-name="T1">it</text:span><text:span text:style-name="T1">a</text:span><text:span text:style-name="T1">s</text:span></text:p>
            <draw:enhanced-geometry svg:viewBox="0 0 21600 21600" draw:type="rectangle" draw:enhanced-path="M 0 0 L 21600 0 21600 21600 0 21600 0 0 Z N"/>
          </draw:custom-shape>
          <draw:line draw:style-name="gr9" draw:text-style-name="P6" draw:layer="layout" svg:x1="26.609cm" svg:y1="18.1cm" svg:x2="27.371cm" svg:y2="18.1cm">
            <text:p/>
          </draw:line>
        </draw:g>
        <draw:line draw:style-name="gr11" draw:text-style-name="P6" draw:layer="layout" svg:x1="16.924cm" svg:y1="19.715cm" svg:x2="16.924cm" svg:y2="18.953cm">
          <text:p/>
        </draw:line>
        <draw:g>
          <draw:custom-shape draw:style-name="gr12" draw:text-style-name="P7" draw:layer="layout" svg:width="32.429cm" svg:height="1.705cm" svg:x="0.71cm" svg:y="13.9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32.429cm" svg:height="0.84cm" svg:x="0.71cm" svg:y="13.111cm">
            <text:p text:style-name="P1"><text:span text:style-name="T1">R</text:span><text:span text:style-name="T1">E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S</text:span><text:span text:style-name="T1">I </text:span><text:span text:style-name="T1">S</text:span><text:span text:style-name="T1">I</text:span><text:span text:style-name="T1">N</text:span><text:span text:style-name="T1">Y</text:span><text:span text:style-name="T1">A</text:span><text:span text:style-name="T1">L </text:span><text:span text:style-name="T1">P</text:span><text:span text:style-name="T1">E</text:span><text:span text:style-name="T1">R</text:span><text:span text:style-name="T1">I</text:span><text:span text:style-name="T1">O</text:span><text:span text:style-name="T1">D</text:span><text:span text:style-name="T1">I</text:span><text:span text:style-name="T1">K</text:span><text:span text:style-name="T1"> </text:span><text:span text:style-name="T1">M</text:span><text:span text:style-name="T1">E</text:span><text:span text:style-name="T1">N</text:span><text:span text:style-name="T1">G</text:span><text:span text:style-name="T1">G</text:span><text:span text:style-name="T1">U</text:span><text:span text:style-name="T1">N</text:span><text:span text:style-name="T1">A</text:span><text:span text:style-name="T1">K</text:span><text:span text:style-name="T1">A</text:span><text:span text:style-name="T1">N</text:span><text:span text:style-name="T1"> </text:span><text:span text:style-name="T1">D</text:span><text:span text:style-name="T1">E</text:span><text:span text:style-name="T1">R</text:span><text:span text:style-name="T1">E</text:span><text:span text:style-name="T1">T</text:span><text:span text:style-name="T1"> </text:span><text:span text:style-name="T1">F</text:span><text:span text:style-name="T1">O</text:span><text:span text:style-name="T1">U</text:span><text:span text:style-name="T1">R</text:span><text:span text:style-name="T1">I</text:span><text:span text:style-name="T1">E</text:span><text:span text:style-name="T1">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4" draw:text-style-name="P5" draw:layer="layout" svg:width="5.749cm" svg:height="1.143cm" svg:x="4.682cm" svg:y="14.254cm">
            <text:p text:style-name="P2"><text:span text:style-name="T1">R</text:span><text:span text:style-name="T1">e</text:span><text:span text:style-name="T1">s</text:span><text:span text:style-name="T1">p</text:span><text:span text:style-name="T1">o</text:span><text:span text:style-name="T1">n</text:span><text:span text:style-name="T1"> </text:span><text:span text:style-name="T1">s</text:span><text:span text:style-name="T1">i</text:span><text:span text:style-name="T1">s</text:span><text:span text:style-name="T1">t</text:span><text:span text:style-name="T1">e</text:span><text:span text:style-name="T1">m</text:span><text:span text:style-name="T1"> </text:span><text:span text:style-name="T1">L</text:span><text:span text:style-name="T1">T</text:span><text:span text:style-name="T1">I </text:span><text:span text:style-name="T1">t</text:span><text:span text:style-name="T1">e</text:span><text:span text:style-name="T1">r</text:span><text:span text:style-name="T1">h</text:span><text:span text:style-name="T1">a</text:span><text:span text:style-name="T1">d</text:span><text:span text:style-name="T1">a</text:span><text:span text:style-name="T1">p</text:span></text:p>
            <text:p text:style-name="P2"><text:span text:style-name="T1">e</text:span><text:span text:style-name="T1">k</text:span><text:span text:style-name="T1">s</text:span><text:span text:style-name="T1">p</text:span><text:span text:style-name="T1">o</text:span><text:span text:style-name="T1">n</text:span><text:span text:style-name="T1">e</text:span><text:span text:style-name="T1">n</text:span><text:span text:style-name="T1">s</text:span><text:span text:style-name="T1">i</text:span><text:span text:style-name="T1">a</text:span><text:span text:style-name="T1">l </text:span><text:span text:style-name="T1">k</text:span><text:span text:style-name="T1">o</text:span><text:span text:style-name="T1">m</text:span><text:span text:style-name="T1">p</text:span><text:span text:style-name="T1">l</text:span><text:span text:style-name="T1">e</text:span><text:span text:style-name="T1">k</text:span><text:span text:style-name="T1">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5.114cm" svg:height="1.143cm" svg:x="11.204cm" svg:y="14.254cm">
            <text:p text:style-name="P2"><text:span text:style-name="T1">Deret Fourier dari </text:span><text:span text:style-name="T1">sinyal</text:span></text:p>
            <text:p text:style-name="P2"><text:span text:style-name="T1">periodik waktu </text:span><text:span text:style-name="T1">kontinu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5" draw:layer="layout" svg:width="4.986cm" svg:height="1.143cm" svg:x="17.095cm" svg:y="14.254cm">
            <text:p text:style-name="P2"><text:span text:style-name="T1">Deret Fourier </text:span><text:span text:style-name="T1">dari sinyal</text:span></text:p>
            <text:p text:style-name="P2"><text:span text:style-name="T1">periodik waktu </text:span><text:span text:style-name="T1">diskrit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5" draw:layer="layout" svg:width="2.936cm" svg:height="1.143cm" svg:x="22.828cm" svg:y="14.254cm">
            <text:p text:style-name="P2"><text:span text:style-name="T1">Deret Fourier</text:span></text:p>
            <text:p text:style-name="P2"><text:span text:style-name="T1">sistem LT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6" draw:layer="layout" svg:x1="16.333cm" svg:y1="14.825cm" svg:x2="17.095cm" svg:y2="14.825cm">
            <text:p/>
          </draw:line>
          <draw:line draw:style-name="gr9" draw:text-style-name="P6" draw:layer="layout" svg:x1="22.081cm" svg:y1="14.825cm" svg:x2="22.843cm" svg:y2="14.825cm">
            <text:p/>
          </draw:line>
          <draw:line draw:style-name="gr9" draw:text-style-name="P6" draw:layer="layout" svg:x1="10.442cm" svg:y1="14.825cm" svg:x2="11.204cm" svg:y2="14.825cm">
            <text:p/>
          </draw:line>
          <draw:custom-shape draw:style-name="gr10" draw:text-style-name="P5" draw:layer="layout" svg:width="2.655cm" svg:height="1.143cm" svg:x="26.512cm" svg:y="14.254cm">
            <text:p text:style-name="P2"><text:span text:style-name="T1">Fungsi</text:span></text:p>
            <text:p text:style-name="P2"><text:span text:style-name="T1">singularitas</text:span></text:p>
            <draw:enhanced-geometry svg:viewBox="0 0 21600 21600" draw:type="rectangle" draw:enhanced-path="M 0 0 L 21600 0 21600 21600 0 21600 0 0 Z N"/>
          </draw:custom-shape>
          <draw:line draw:style-name="gr9" draw:text-style-name="P6" draw:layer="layout" svg:x1="25.747cm" svg:y1="14.825cm" svg:x2="26.509cm" svg:y2="14.825cm">
            <text:p/>
          </draw:line>
        </draw:g>
        <draw:g>
          <draw:custom-shape draw:style-name="gr17" draw:text-style-name="P9" draw:layer="layout" svg:width="32.429cm" svg:height="1.705cm" svg:x="0.71cm" svg:y="10.6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0" draw:layer="layout" svg:width="32.429cm" svg:height="0.84cm" svg:x="0.71cm" svg:y="9.809cm">
            <text:p text:style-name="P1"><text:span text:style-name="T1">TRANSFORMASI </text:span><text:span text:style-name="T1">FOURIER WAKTU </text:span><text:span text:style-name="T1">KONTINU DAN </text:span><text:span text:style-name="T1">DISKRI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9" draw:text-style-name="P5" draw:layer="layout" svg:width="5.521cm" svg:height="1.143cm" svg:x="5.113cm" svg:y="10.969cm">
            <text:p text:style-name="P2"><text:span text:style-name="T1">T</text:span><text:span text:style-name="T1">r</text:span><text:span text:style-name="T1">a</text:span><text:span text:style-name="T1">n</text:span><text:span text:style-name="T1">s</text:span><text:span text:style-name="T1">f</text:span><text:span text:style-name="T1">o</text:span><text:span text:style-name="T1">r</text:span><text:span text:style-name="T1">m</text:span><text:span text:style-name="T1">a</text:span><text:span text:style-name="T1">s</text:span><text:span text:style-name="T1">i </text:span><text:span text:style-name="T1">F</text:span><text:span text:style-name="T1">o</text:span><text:span text:style-name="T1">u</text:span><text:span text:style-name="T1">r</text:span><text:span text:style-name="T1">i</text:span><text:span text:style-name="T1">e</text:span><text:span text:style-name="T1">r</text:span></text:p>
            <text:p text:style-name="P2"><text:span text:style-name="T1">S</text:span><text:span text:style-name="T1">i</text:span><text:span text:style-name="T1">n</text:span><text:span text:style-name="T1">y</text:span><text:span text:style-name="T1">a</text:span><text:span text:style-name="T1">l </text:span><text:span text:style-name="T1">a</text:span><text:span text:style-name="T1">p</text:span><text:span text:style-name="T1">e</text:span><text:span text:style-name="T1">r</text:span><text:span text:style-name="T1">i</text:span><text:span text:style-name="T1">o</text:span><text:span text:style-name="T1">d</text:span><text:span text:style-name="T1">i</text:span><text:span text:style-name="T1">k </text:span><text:span text:style-name="T1">&amp;</text:span><text:span text:style-name="T1"> </text:span><text:span text:style-name="T1">p</text:span><text:span text:style-name="T1">e</text:span><text:span text:style-name="T1">r</text:span><text:span text:style-name="T1">i</text:span><text:span text:style-name="T1">o</text:span><text:span text:style-name="T1">d</text:span><text:span text:style-name="T1">i</text:span><text:span text:style-name="T1">k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5" draw:layer="layout" svg:width="5.644cm" svg:height="1.143cm" svg:x="11.407cm" svg:y="10.969cm">
            <text:p text:style-name="P2"><text:span text:style-name="T1">K</text:span><text:span text:style-name="T1">a</text:span><text:span text:style-name="T1">r</text:span><text:span text:style-name="T1">a</text:span><text:span text:style-name="T1">k</text:span><text:span text:style-name="T1">t</text:span><text:span text:style-name="T1">e</text:span><text:span text:style-name="T1">r</text:span><text:span text:style-name="T1">i</text:span><text:span text:style-name="T1">s</text:span><text:span text:style-name="T1">ti</text:span><text:span text:style-name="T1">k </text:span><text:span text:style-name="T1">T</text:span><text:span text:style-name="T1">r</text:span><text:span text:style-name="T1">a</text:span><text:span text:style-name="T1">n</text:span><text:span text:style-name="T1">s</text:span><text:span text:style-name="T1">f</text:span><text:span text:style-name="T1">o</text:span><text:span text:style-name="T1">r</text:span><text:span text:style-name="T1">m</text:span><text:span text:style-name="T1">a</text:span><text:span text:style-name="T1">s</text:span><text:span text:style-name="T1">i</text:span></text:p>
            <text:p text:style-name="P2"><text:span text:style-name="T1">F</text:span><text:span text:style-name="T1">o</text:span><text:span text:style-name="T1">u</text:span><text:span text:style-name="T1">r</text:span><text:span text:style-name="T1">i</text:span><text:span text:style-name="T1">e</text:span><text:span text:style-name="T1">r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5" draw:layer="layout" svg:width="4.986cm" svg:height="1.143cm" svg:x="17.798cm" svg:y="10.969cm">
            <text:p text:style-name="P2"><text:span text:style-name="T1">Karakteristik konvolusi</text:span></text:p>
            <text:p text:style-name="P2"><text:span text:style-name="T1">dan perkalian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5" draw:layer="layout" svg:width="5.204cm" svg:height="1.143cm" svg:x="23.531cm" svg:y="10.969cm">
            <text:p text:style-name="P2"><text:span text:style-name="T1">Pasangan </text:span><text:span text:style-name="T1">Transformas</text:span><text:span text:style-name="T1">i</text:span></text:p>
            <text:p text:style-name="P2"><text:span text:style-name="T1">Fouri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6" draw:layer="layout" svg:x1="17.036cm" svg:y1="11.54cm" svg:x2="17.798cm" svg:y2="11.54cm">
            <text:p/>
          </draw:line>
          <draw:line draw:style-name="gr9" draw:text-style-name="P6" draw:layer="layout" svg:x1="22.784cm" svg:y1="11.54cm" svg:x2="23.546cm" svg:y2="11.54cm">
            <text:p/>
          </draw:line>
          <draw:line draw:style-name="gr9" draw:text-style-name="P6" draw:layer="layout" svg:x1="10.645cm" svg:y1="11.54cm" svg:x2="11.407cm" svg:y2="11.54cm">
            <text:p/>
          </draw:line>
        </draw:g>
        <draw:line draw:style-name="gr11" draw:text-style-name="P6" draw:layer="layout" svg:x1="16.924cm" svg:y1="16.413cm" svg:x2="16.924cm" svg:y2="15.651cm">
          <text:p/>
        </draw:line>
        <draw:line draw:style-name="gr11" draw:text-style-name="P6" draw:layer="layout" svg:x1="16.924cm" svg:y1="13.111cm" svg:x2="16.924cm" svg:y2="12.349cm">
          <text:p/>
        </draw:line>
        <draw:line draw:style-name="gr11" draw:text-style-name="P6" draw:layer="layout" svg:x1="16.924cm" svg:y1="9.809cm" svg:x2="16.924cm" svg:y2="9.047cm">
          <text:p/>
        </draw:line>
        <draw:g>
          <draw:custom-shape draw:style-name="gr22" draw:text-style-name="P11" draw:layer="layout" svg:width="32.429cm" svg:height="1.705cm" svg:x="0.71cm" svg:y="4.0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2" draw:layer="layout" svg:width="32.429cm" svg:height="0.84cm" svg:x="0.71cm" svg:y="3.221cm">
            <text:p text:style-name="P1"><text:span text:style-name="T1">TRANSFORMASI Z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4" draw:text-style-name="P5" draw:layer="layout" svg:width="2.921cm" svg:height="1.143cm" svg:x="4.887cm" svg:y="4.361cm">
            <text:p text:style-name="P2"><text:span text:style-name="T1">Region of</text:span></text:p>
            <text:p text:style-name="P2"><text:span text:style-name="T1">Convergence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5" draw:layer="layout" svg:width="4.374cm" svg:height="1.143cm" svg:x="8.581cm" svg:y="4.361cm">
            <text:p text:style-name="P2"><text:span text:style-name="T1">Inverse </text:span><text:span text:style-name="T1">Transformasi</text:span></text:p>
            <text:p text:style-name="P2"><text:span text:style-name="T1">Z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5" draw:layer="layout" svg:width="5.222cm" svg:height="1.143cm" svg:x="13.717cm" svg:y="4.361cm">
            <text:p text:style-name="P2"><text:span text:style-name="T1">Karakteristik </text:span><text:span text:style-name="T1">Transformasi</text:span></text:p>
            <text:p text:style-name="P2"><text:span text:style-name="T1">Z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5" draw:layer="layout" svg:width="4.95cm" svg:height="1.143cm" svg:x="19.689cm" svg:y="4.361cm">
            <text:p text:style-name="P2"><text:span text:style-name="T1">Pasangan </text:span><text:span text:style-name="T1">Transformasi</text:span></text:p>
            <text:p text:style-name="P2"><text:span text:style-name="T1">Z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6" draw:layer="layout" svg:x1="12.955cm" svg:y1="4.932cm" svg:x2="13.717cm" svg:y2="4.932cm">
            <text:p/>
          </draw:line>
          <draw:line draw:style-name="gr9" draw:text-style-name="P6" draw:layer="layout" svg:x1="18.942cm" svg:y1="4.932cm" svg:x2="19.704cm" svg:y2="4.932cm">
            <text:p/>
          </draw:line>
          <draw:line draw:style-name="gr9" draw:text-style-name="P6" draw:layer="layout" svg:x1="7.819cm" svg:y1="4.932cm" svg:x2="8.581cm" svg:y2="4.932cm">
            <text:p/>
          </draw:line>
          <draw:custom-shape draw:style-name="gr28" draw:text-style-name="P5" draw:layer="layout" svg:width="7.276cm" svg:height="1.143cm" svg:x="25.39cm" svg:y="4.361cm">
            <text:p text:style-name="P2"><text:span text:style-name="T1">Analisis &amp; Karakterisasi sistem LTI</text:span></text:p>
            <text:p text:style-name="P2"><text:span text:style-name="T1">menggunakan Transformasi Z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6" draw:layer="layout" svg:x1="24.643cm" svg:y1="4.932cm" svg:x2="25.405cm" svg:y2="4.932cm">
            <text:p/>
          </draw:line>
          <draw:custom-shape draw:style-name="gr24" draw:text-style-name="P5" draw:layer="layout" svg:width="2.921cm" svg:height="1.143cm" svg:x="1.183cm" svg:y="4.377cm">
            <text:p text:style-name="P2"><text:span text:style-name="T1">T</text:span><text:span text:style-name="T1">r</text:span><text:span text:style-name="T1">a</text:span><text:span text:style-name="T1">n</text:span><text:span text:style-name="T1">s</text:span><text:span text:style-name="T1">f</text:span><text:span text:style-name="T1">o</text:span><text:span text:style-name="T1">r</text:span><text:span text:style-name="T1">m</text:span><text:span text:style-name="T1">a</text:span><text:span text:style-name="T1">s</text:span><text:span text:style-name="T1">i</text:span></text:p>
            <text:p text:style-name="P2"><text:span text:style-name="T1">Z</text:span></text:p>
            <draw:enhanced-geometry svg:viewBox="0 0 21600 21600" draw:type="rectangle" draw:enhanced-path="M 0 0 L 21600 0 21600 21600 0 21600 0 0 Z N"/>
          </draw:custom-shape>
          <draw:line draw:style-name="gr9" draw:text-style-name="P6" draw:layer="layout" svg:x1="4.115cm" svg:y1="4.948cm" svg:x2="4.877cm" svg:y2="4.948cm">
            <text:p/>
          </draw:line>
        </draw:g>
        <draw:g>
          <draw:custom-shape draw:style-name="gr29" draw:text-style-name="P13" draw:layer="layout" svg:width="32.429cm" svg:height="1.705cm" svg:x="0.71cm" svg:y="7.3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4" draw:layer="layout" svg:width="32.429cm" svg:height="0.84cm" svg:x="0.71cm" svg:y="6.523cm">
            <text:p text:style-name="P1"><text:span text:style-name="T1">TRANSFORMASI </text:span><text:span text:style-name="T1">LAPLA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4" draw:text-style-name="P5" draw:layer="layout" svg:width="2.921cm" svg:height="1.143cm" svg:x="4.887cm" svg:y="7.65cm">
            <text:p text:style-name="P2"><text:span text:style-name="T1">Region of</text:span></text:p>
            <text:p text:style-name="P2"><text:span text:style-name="T1">Convergence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5" draw:layer="layout" svg:width="4.374cm" svg:height="1.143cm" svg:x="8.581cm" svg:y="7.65cm">
            <text:p text:style-name="P2"><text:span text:style-name="T1">Inverse </text:span><text:span text:style-name="T1">Transformasi</text:span></text:p>
            <text:p text:style-name="P2"><text:span text:style-name="T1">Laplace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5" draw:layer="layout" svg:width="5.222cm" svg:height="1.143cm" svg:x="13.717cm" svg:y="7.65cm">
            <text:p text:style-name="P2"><text:span text:style-name="T1">Karakteristik </text:span><text:span text:style-name="T1">Transformasi</text:span></text:p>
            <text:p text:style-name="P2"><text:span text:style-name="T1">Laplace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5" draw:layer="layout" svg:width="4.95cm" svg:height="1.143cm" svg:x="19.689cm" svg:y="7.65cm">
            <text:p text:style-name="P2"><text:span text:style-name="T1">Pasangan Transformasi</text:span></text:p>
            <text:p text:style-name="P2"><text:span text:style-name="T1">Lapla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6" draw:layer="layout" svg:x1="12.955cm" svg:y1="8.221cm" svg:x2="13.717cm" svg:y2="8.221cm">
            <text:p/>
          </draw:line>
          <draw:line draw:style-name="gr9" draw:text-style-name="P6" draw:layer="layout" svg:x1="18.942cm" svg:y1="8.221cm" svg:x2="19.704cm" svg:y2="8.221cm">
            <text:p/>
          </draw:line>
          <draw:line draw:style-name="gr9" draw:text-style-name="P6" draw:layer="layout" svg:x1="7.819cm" svg:y1="8.221cm" svg:x2="8.581cm" svg:y2="8.221cm">
            <text:p/>
          </draw:line>
          <draw:custom-shape draw:style-name="gr28" draw:text-style-name="P5" draw:layer="layout" svg:width="7.276cm" svg:height="1.143cm" svg:x="25.39cm" svg:y="7.65cm">
            <text:p text:style-name="P2"><text:span text:style-name="T1">Analisis &amp; Karakterisasi sistem LTI</text:span></text:p>
            <text:p text:style-name="P2"><text:span text:style-name="T1">menggunakan Transformasi Lapla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6" draw:layer="layout" svg:x1="24.643cm" svg:y1="8.221cm" svg:x2="25.405cm" svg:y2="8.221cm">
            <text:p/>
          </draw:line>
          <draw:custom-shape draw:style-name="gr24" draw:text-style-name="P5" draw:layer="layout" svg:width="2.921cm" svg:height="1.143cm" svg:x="1.183cm" svg:y="7.666cm">
            <text:p text:style-name="P2"><text:span text:style-name="T1">Transformasi</text:span></text:p>
            <text:p text:style-name="P2"><text:span text:style-name="T1">Laplace</text:span></text:p>
            <draw:enhanced-geometry svg:viewBox="0 0 21600 21600" draw:type="rectangle" draw:enhanced-path="M 0 0 L 21600 0 21600 21600 0 21600 0 0 Z N"/>
          </draw:custom-shape>
          <draw:line draw:style-name="gr9" draw:text-style-name="P6" draw:layer="layout" svg:x1="4.115cm" svg:y1="8.237cm" svg:x2="4.877cm" svg:y2="8.237cm">
            <text:p/>
          </draw:line>
        </draw:g>
        <draw:line draw:style-name="gr11" draw:text-style-name="P6" draw:layer="layout" svg:x1="16.924cm" svg:y1="6.523cm" svg:x2="16.924cm" svg:y2="5.761cm">
          <text:p/>
        </draw:line>
        <draw:g>
          <draw:g>
            <draw:custom-shape draw:style-name="gr31" draw:text-style-name="P5" draw:layer="layout" svg:width="4.307cm" svg:height="1.143cm" svg:x="3.034cm" svg:y="20.858cm">
              <text:p text:style-name="P2"><text:span text:style-name="T1">Sinyal waktu kontinu</text:span></text:p>
              <text:p text:style-name="P2"><text:span text:style-name="T1">&amp; waktu dikr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5" draw:layer="layout" svg:width="3.429cm" svg:height="1.143cm" svg:x="8.114cm" svg:y="20.858cm">
              <text:p text:style-name="P2"><text:span text:style-name="T1">Transformasi</text:span></text:p>
              <text:p text:style-name="P2"><text:span text:style-name="T1">Variabel beba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2" draw:text-style-name="P5" draw:layer="layout" svg:width="3.429cm" svg:height="1.143cm" svg:x="12.305cm" svg:y="20.858cm">
              <text:p text:style-name="P2"><text:span text:style-name="T1">Sinyal sinus</text:span></text:p>
              <text:p text:style-name="P2"><text:span text:style-name="T1">&amp; eksponensial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5" draw:layer="layout" svg:width="4.136cm" svg:height="1.143cm" svg:x="16.496cm" svg:y="20.858cm">
              <text:p text:style-name="P2"><text:span text:style-name="T1">Fungsi unit impulse</text:span></text:p>
              <text:p text:style-name="P2"><text:span text:style-name="T1">&amp; unit step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9" draw:text-style-name="P6" draw:layer="layout" svg:x1="11.543cm" svg:y1="21.429cm" svg:x2="12.305cm" svg:y2="21.429cm">
              <text:p/>
            </draw:line>
            <draw:line draw:style-name="gr9" draw:text-style-name="P6" draw:layer="layout" svg:x1="15.734cm" svg:y1="21.429cm" svg:x2="16.496cm" svg:y2="21.429cm">
              <text:p/>
            </draw:line>
            <draw:line draw:style-name="gr9" draw:text-style-name="P6" draw:layer="layout" svg:x1="7.352cm" svg:y1="21.429cm" svg:x2="8.114cm" svg:y2="21.429cm">
              <text:p/>
            </draw:line>
          </draw:g>
          <draw:custom-shape draw:style-name="gr34" draw:text-style-name="P5" draw:layer="layout" svg:width="4.517cm" svg:height="1.143cm" svg:x="21.406cm" svg:y="20.858cm">
            <text:p text:style-name="P2"><text:span text:style-name="T1">Sistem waktu kontinu</text:span></text:p>
            <text:p text:style-name="P2"><text:span text:style-name="T1">&amp; waktu diskr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5" draw:layer="layout" svg:width="4.136cm" svg:height="1.143cm" svg:x="26.679cm" svg:y="20.858cm">
            <text:p text:style-name="P2"><text:span text:style-name="T1">Karakteristik dasar</text:span></text:p>
            <text:p text:style-name="P2"><text:span text:style-name="T1">dari si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6" draw:layer="layout" svg:x1="25.923cm" svg:y1="21.429cm" svg:x2="26.685cm" svg:y2="21.429cm">
            <text:p/>
          </draw:line>
          <draw:line draw:style-name="gr9" draw:text-style-name="P6" draw:layer="layout" svg:x1="20.632cm" svg:y1="21.429cm" svg:x2="21.394cm" svg:y2="21.429cm">
            <text:p/>
          </draw:line>
        </draw:g>
        <draw:custom-shape draw:style-name="gr35" draw:text-style-name="P16" draw:layer="layout" svg:width="32.429cm" svg:height="1.705cm" svg:x="0.71cm" svg:y="0.754cm">
          <text:p text:style-name="P15"><text:span text:style-name="T3">MAHASISWA MAMPU MENGANALISIS PERMASALAHAN DARI SINYAL DAN SISTEM SEHINGGA DIPEROLEH BENTUK</text:span></text:p>
          <text:p text:style-name="P15"><text:span text:style-name="T3">PENYELESAIAN PERMASALAHAN DALAM PERMASALAHAN SINYAL. [C4. A4. P4]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6" draw:layer="layout" svg:x1="16.924cm" svg:y1="3.221cm" svg:x2="16.924cm" svg:y2="2.45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, 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34cm" fo:page-height="2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fta Nur Farid</meta:initial-creator>
    <meta:creation-date>2021-02-11T11:20:47.195394505</meta:creation-date>
    <dc:date>2021-02-11T13:29:10.240929618</dc:date>
    <dc:creator>Mifta Nur Farid</dc:creator>
    <meta:editing-duration>PT9M36S</meta:editing-duration>
    <meta:editing-cycles>2</meta:editing-cycles>
    <meta:generator>LibreOffice/6.4.7.2$Linux_X86_64 LibreOffice_project/40$Build-2</meta:generator>
    <meta:document-statistic meta:object-count="90"/>
  </office:meta>
</office:document-meta>
</file>